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54db" officeooo:paragraph-rsid="001054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logo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01:13.870379987</meta:creation-date>
    <dc:date>2025-04-14T22:24:15.574213663</dc:date>
    <meta:editing-duration>PT1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